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toję dziś</text:span><text:span text:style-name="T1"><text:line-break/></text:span><text:span text:style-name="T1">Moje serce, ręce</text:span><text:span text:style-name="T1"><text:line-break/></text:span><text:span text:style-name="T1">tak wyciągam</text:span><text:span text:style-name="T1"><text:line-break/></text:span><text:span text:style-name="T1">W podziwie</text:span><text:span text:style-name="T1"><text:line-break/></text:span><text:span text:style-name="T1">Dla Tego, który wszystko da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Stoję dziś</text:span><text:span text:style-name="T1"><text:line-break/></text:span><text:span text:style-name="T1">Moją duszę, Panie, Tobie składam ja</text:span><text:span text:style-name="T1"><text:line-break/></text:span><text:span text:style-name="T1">Chcę być, jak 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4-03-14T20:58:18.05</dc:date>
    <dc:language>pl-PL</dc:language>
    <meta:editing-cycles>12</meta:editing-cycles>
    <meta:editing-duration>PT18M1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